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FreeSans" fo:font-size="13pt" fo:language="zxx" fo:country="none" fo:font-weight="normal" officeooo:rsid="001b0914" officeooo:paragraph-rsid="001b0914" style:font-size-asian="13pt" style:language-asian="zxx" style:country-asian="none" style:font-weight-asian="normal" style:font-size-complex="13pt" style:language-complex="zxx" style:country-complex="none" style:font-weight-complex="normal"/>
    </style:style>
    <style:style style:name="P2" style:family="paragraph" style:parent-style-name="Standard">
      <style:paragraph-properties fo:text-align="justify" style:justify-single-word="false"/>
      <style:text-properties style:font-name="FreeSans" fo:font-size="13pt" fo:language="zxx" fo:country="none" fo:font-weight="normal" officeooo:rsid="001d0347" officeooo:paragraph-rsid="001d0347" style:font-size-asian="13pt" style:language-asian="zxx" style:country-asian="none" style:font-weight-asian="normal" style:font-size-complex="13pt" style:language-complex="zxx" style:country-complex="none" style:font-weight-complex="normal"/>
    </style:style>
    <style:style style:name="P3" style:family="paragraph" style:parent-style-name="Standard">
      <style:paragraph-properties fo:text-align="justify" style:justify-single-word="false"/>
      <style:text-properties style:font-name="FreeSans" fo:font-size="13pt" fo:language="zxx" fo:country="none" fo:font-weight="bold" officeooo:rsid="001b0914" officeooo:paragraph-rsid="00236d2a" style:font-size-asian="13pt" style:language-asian="zxx" style:country-asian="none" style:font-weight-asian="bold" style:font-size-complex="13pt" style:language-complex="zxx" style:country-complex="none" style:font-weight-complex="bold"/>
    </style:style>
    <style:style style:name="P4" style:family="paragraph" style:parent-style-name="Standard">
      <style:paragraph-properties fo:text-align="justify" style:justify-single-word="false"/>
      <style:text-properties style:font-name="FreeSans" fo:font-size="13pt" fo:language="zxx" fo:country="none" fo:font-weight="bold" officeooo:rsid="00236d2a" officeooo:paragraph-rsid="00236d2a" style:font-size-asian="13pt" style:language-asian="zxx" style:country-asian="none" style:font-weight-asian="bold" style:font-size-complex="13pt" style:language-complex="zxx" style:country-complex="none" style:font-weight-complex="bold"/>
    </style:style>
    <style:style style:name="P5" style:family="paragraph" style:parent-style-name="Standard">
      <style:paragraph-properties fo:text-align="center" style:justify-single-word="false"/>
      <style:text-properties fo:font-size="14pt" fo:language="zxx" fo:country="none" fo:font-weight="bold" officeooo:rsid="001b0914" officeooo:paragraph-rsid="001b0914"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fo:font-size="12pt" fo:language="zxx" fo:country="none" fo:font-weight="bold" officeooo:rsid="00254cf3" officeooo:paragraph-rsid="00254cf3" style:font-size-asian="12pt" style:language-asian="zxx" style:country-asian="none" style:font-weight-asian="bold" style:font-size-complex="12pt" style:language-complex="zxx" style:country-complex="none" style:font-weight-complex="bold"/>
    </style:style>
    <style:style style:name="T1" style:family="text">
      <style:text-properties officeooo:rsid="001e1f91"/>
    </style:style>
    <style:style style:name="T2" style:family="text">
      <style:text-properties officeooo:rsid="001fdd22"/>
    </style:style>
    <style:style style:name="T3" style:family="text">
      <style:text-properties officeooo:rsid="0021201f"/>
    </style:style>
    <style:style style:name="T4" style:family="text">
      <style:text-properties officeooo:rsid="00224996"/>
    </style:style>
    <style:style style:name="T5" style:family="text">
      <style:text-properties officeooo:rsid="0022dc52"/>
    </style:style>
    <style:style style:name="T6" style:family="text">
      <style:text-properties officeooo:rsid="00236d2a"/>
    </style:style>
    <style:style style:name="T7" style:family="text">
      <style:text-properties officeooo:rsid="00254c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hnologia OpenGL</text:p>
      <text:p text:style-name="P6">de Hatnean Georgiana</text:p>
      <text:p text:style-name="P1">Creați un referat cu privire la tehnologia OpenGL (și cele derivate din aceasta) în care să prezentați opiniile proprii cu privire la acestea, precum și punctele slabe și punctele tari ale acestor tehnologii. Cum explicați modelul de automat cu stări finite al OpenGL și cum afectează acest lucru procesul de randare al scenei 3D de către biblioteca grafică/API?</text:p>
      <text:p text:style-name="P4">Puncte slabe/tari</text:p>
      <text:p text:style-name="P2"><text:tab/>Mie mi se pare ca aparitia OpenGL a fost extraordinara pentru creeatorii de jocuri si ca le-a usurat munca prin functiile pe care le contine. <text:span text:style-name="T1">De asemenea mi se pare chiar apreciabil ca poate fi asociat cu mai multe limbaje de programare, mai ales pentru cei care sunt incepatori in a invata aceasta tehnologie.</text:span></text:p>
      <text:p text:style-name="P2"/>
      <text:p text:style-name="P2"><text:tab/><text:span text:style-name="T3">Un alt lucru benefic este existenta grupului Khronos, pentru ca astfel se creeaza mai usor unui standard care sa functioneze pentru toti producatorii. Chiar am fost surprinsa sa citesc ca firme mari precum AMD, Huawei, Sony, Intel </text:span><text:span text:style-name="T4">si NVIDIA</text:span><text:span text:style-name="T3"> </text:span><text:span text:style-name="T4">fac parte din acest grup si ca lucreaza intr-un fel la un bine comun.</text:span></text:p>
      <text:p text:style-name="P2"/>
      <text:p text:style-name="P2"><text:tab/><text:span text:style-name="T1">Consider ca un avantaj pentru producatorii de placi grafice este ca pot scrie extensii </text:span><text:span text:style-name="T2">care sa contina noi functii si variabile, astfel incat sa functioneze mai bine componentele hardware pe care le produc si sa le creasca performanta.</text:span></text:p>
      <text:p text:style-name="P2"/>
      <text:p text:style-name="P2"><text:tab/><text:span text:style-name="T4">Un dezavantaj este lipsa documentatiei si ca trebuie sa iti dai seama ce fac functiile in timp ce le folosesti sau in functie de paramentrii pe care ii contin.</text:span></text:p>
      <text:p text:style-name="P2"/>
      <text:p text:style-name="P2"><text:tab/><text:span text:style-name="T4">Un lucru care nu imi place este ca acelasi joc poate arata diferit in functie de producatorul procesorului grafic </text:span><text:span text:style-name="T5">sau ca poate chiar sa nu functioneze deloc.</text:span></text:p>
      <text:p text:style-name="P2"/>
      <text:p text:style-name="P3"><text:span text:style-name="T6">M</text:span>odelul de automat cu stări finite al OpenGL</text:p>
      <text:p text:style-name="P2"/>
      <text:p text:style-name="P2"><text:tab/><text:span text:style-name="T6">Pentru mine e ca o placa cu leduri. Sa zicem ca aceasta placa are 60 de leduri, dar nu pot fi aprinse decat 50 simultan. Fiecare led corespunde unei functii diferite si nu se stinge decat daca i se cere asta. La fel consider ca functioneaza si acest model. Practic exista un numar de functii care se executa non-stop ( de exemplu una care ia comenzile de la tastatura, alta care pune muntii pe o harta, alta care permite miscarea caracterului pe acel munte etc.)</text:span></text:p>
      <text:p text:style-name="P2"><text:tab/><text:span text:style-name="T7">Randarea scenei 3D este afectata deoarece poate prezenta doar o perspectiva a plansei. Ca tot am folosit mai sus exemplul cu muntele, acesta poate fi vazut doar dintr-o parte.</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5T20:57:29.466158103</meta:creation-date>
    <dc:date>2022-10-16T20:51:51.993919331</dc:date>
    <meta:editing-duration>PT1H19M12S</meta:editing-duration>
    <meta:editing-cycles>2</meta:editing-cycles>
    <meta:generator>LibreOffice/6.4.7.2$Linux_X86_64 LibreOffice_project/40$Build-2</meta:generator>
    <meta:document-statistic meta:table-count="0" meta:image-count="0" meta:object-count="0" meta:page-count="1" meta:paragraph-count="12" meta:word-count="388" meta:character-count="2275" meta:non-whitespace-character-count="1892"/>
  </office:meta>
</office:document-meta>
</file>